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2fcf" style:font-weight-asian="bold" style:font-weight-complex="bold"/>
    </style:style>
    <style:style style:name="T3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Recenzja cyklu </text:span><text:span text:style-name="T2">„</text:span><text:span text:style-name="T1">Z Mgły Zrodzony</text:span><text:span text:style-name="T2">”</text:span></text:p>
      <text:p text:style-name="P1"/>
      <text:p text:style-name="P1">Zachęcony „Drogą Królów”, sięgnąłem niedawno po starszą (pierwszy tom ukazał się dziesięć lat temu) serię Brandona Sandersona. I znów dałem się całkowicie pochłonąć lekturze.</text:p>
      <text:p text:style-name="P1"/>
      <text:p text:style-name="P1">Ostatnio zauważyłem, że opisy typu „epicka i niesamowicie odkrywcza saga fantasy” pojawiają się pod niemal każdą książką z szeroko rozumianego gatunku fantastyki. Do sporej części z nich ten opis pasuje jak zaklęcie ognistej kuli do biblioteki, ale są wyjątki. Zalicza się do nich między innymi właśnie cykl „Z Mgły Zrodzony”.</text:p>
      <text:p text:style-name="P1"/>
      <text:p text:style-name="P1">Pozwólcie, że zacznę od opisu świata przedstawionego, albowiem jest to prawdziwe cudo. Oto mamy krainę od setek lat zasypywaną popiołem, w której niemal nic nie rośnie i która regularnie nawiedzana jest przez gęste mgły. W tych nieprzyjemnych warunkach żyją jednak ludzie, a władzę absolutną nad nimi od tysiąca lat sprawuje Ostatni Imperator. I nagle pojawia się ktoś, kto postanawia się przeciwstawić bezwzględnemu władcy i szykuje powstanie mające go pozbawić tronu. A pomóc ma mu w tym młoda złodziejka, która okazuje się mieć zdolność do korzystania z magii zarezerwowanej jedynie dla szlachetnie urodzonych...</text:p>
      <text:p text:style-name="P1"/>
      <text:p text:style-name="P1">Ten prosty, zdać by się mogło, punkt wyjścia stanowi podstawę do jednej z najbardziej zaplątanych fabuł, jakie widziałem. W dodatku z każdym kolejnym tomem stopień zaplątania rośnie. Na szczęście autor po raz kolejny udowadnia, że nie tylko potrafi stworzyć intrygujący świat i zawiłą fabułę, ale też skutecznie udaje mu się nie wpaść we własne sidła i nie zagubić w mnogości wątków, dzięki czemu finalnie wszystko jest wręcz nieprawdopodobnie elegancko wyjaśnione. Co prawda w pewnym momencie czytania naprawdę zacząłem mieć obawy, że losy świata rozbiją się o źle postawiony przecinek w proroctwie czy inną trywialną rzecz, ale najpewniej wynikało to z mojej niewiary w możliwość rozwiązania tego fabularnego węzła gordyjskiego bez uciekania się do schematu Deus Ex Machiny. Tym większe i bardziej pozytywne było moje zaskoczenie pod koniec lektury.</text:p>
      <text:p text:style-name="P1"/>
      <text:p text:style-name="P1">Wspomniałem wcześniej o magii, bez której żadna książka fantasy nie może się obejść. Tym razem nie mamy jednak do czynienia z typowymi zaklęciami, ale z Allomancją, czyli zdolnością spalania w żołądku niewielkich ilości metali, aby przykładowo zwiększyć swoją siłę. Najpotężniejsi przedstawiciele tej sztuki to tytułowi Z Mgły Zrodzeni, którzy potrafią spalać każdy metal. Brzmi dziwnie, ale cała koncepcja została opisana niezwykle jasno i niemal od razu się do niej przyzwyczajamy. I zaraz potem możemy cieszyć się majstersztykiem, jakim są opisy walk czy nawet zwykłego przemieszczania się ludzi posiadających te zdolności.</text:p>
      <text:p text:style-name="P1"/>
      <text:p text:style-name="P1">À propos walk – dla nich samych warto sięgnąć po tę trylogię. Akcja wprost wylewa się z kartek, a my możemy zaobserwować też ciekawy paradoks – mimo nadnaturalnych skoków czy błyskawicznych ciosów, wszystkie są zgodne z prawami fizyki, co nieraz podkreślają sami bohaterowie! Owszem, główna postać, czyli Vin momentami zdaje się być nieco OP, zwłaszcza w czasie starć z innymi, teoretycznie bardziej doświadczonymi Allomantami, lecz na szczęście nie czuć tego aż tak mocno.</text:p>
      <text:p text:style-name="P1"/>
      <text:p text:style-name="P1"><text:soft-page-break/>Jedyne, do czego mógłbym się doczepić, to zbytnie przegadanie niektórych fragmentów. Widać to zwłaszcza w scenach narad bohaterów (które pojawiają się niemal w każdym rozdziale), kiedy to powtarzają oni po raz n-ty, w jakiej to beznadziejnej sytuacji znów się znaleźli. W pewien sposób podsyca to faktycznie uczucie bezsilności, jakie czują, ale po jakimś czasie było tego dla mnie po prostu za dużo. Nie licząc tego szczegółu, postaci są wykreowane barwie, ciekawie i cholernie ludzko. Naprawdę można je polubić, a taki np. Marsh czy Sazed to klasa sama w sobie.</text:p>
      <text:p text:style-name="P1"/>
      <text:p text:style-name="P1">Poza postaciami ludzkimi mamy też okazję poznać przedstawicieli innych ras, choć ci zaczynają grać większą rolę dopiero w dalszych częściach serii. Ale za stworzenie rasy kandra należy się Sandersonowi kilogram atium (najwartościowszy metal w świecie „Z Mgły Zrodzonego”). Galaretowate stworzenia, które potrafią naśladować ludzi poprzez ich uprzednie zjedzenie i owinięcie się wokół kości denata. Jednym słowem: podmieńce w nieco obrzydliwszej wersji. Trzeci tom cyklu stał się moim ulubionym, gdy tylko zobaczyłem, że jeden z przedstawicieli tej rasy dostanie parę rozdziałów na wyłączność i że dzięki temu poznamy historię tychże stworzeń.</text:p>
      <text:p text:style-name="P1"/>
      <text:p text:style-name="P1">Książkę, swoim zwyczajem, czytałem w oryginale, toteż trudno mi się odnieść do polskiego tłumaczenia. Jednakże przeglądając fora, nie natrafiłem niestety na zbyt pochlebne opinie – jest co najwyżej dobre i zawiera np. kwiatek pod postacią przełożenia przezwiska jednego z bohaterów na „Upiorek”. Brrr...</text:p>
      <text:p text:style-name="P1"/>
      <text:p text:style-name="P1">Podsumowując – Sanderson wykreował niesamowity świat i osadził w nim jeszcze bardziej niesamowitą historię. Zwroty fabularne, wartka akcja i intrygujący bohaterowie to największe zalety tej trylogii, którą szczerze polecam każdemu wielbicielowi fantasy.</text:p>
      <text:p text:style-name="P1"/>
      <text:p text:style-name="P1">Obrazky do wyboru: </text:p>
      <text:p text:style-name="P1"><text:a xlink:type="simple" xlink:href="http://3.bp.blogspot.com/-O_WKG1eHkhU/VmVsrNPkY9I/AAAAAAAAF0Y/T2LudjUyqiA/s1600/z_mgly_zrodzony-horz.jpg" text:style-name="Internet_20_link" text:visited-style-name="Visited_20_Internet_20_Link">http</text:a><text:a xlink:type="simple" xlink:href="http://3.bp.blogspot.com/-O_WKG1eHkhU/VmVsrNPkY9I/AAAAAAAAF0Y/T2LudjUyqiA/s1600/z_mgly_zrodzony-horz.jpg" text:style-name="Internet_20_link" text:visited-style-name="Visited_20_Internet_20_Link">://3.</text:a><text:a xlink:type="simple" xlink:href="http://3.bp.blogspot.com/-O_WKG1eHkhU/VmVsrNPkY9I/AAAAAAAAF0Y/T2LudjUyqiA/s1600/z_mgly_zrodzony-horz.jpg" text:style-name="Internet_20_link" text:visited-style-name="Visited_20_Internet_20_Link">bp</text:a><text:a xlink:type="simple" xlink:href="http://3.bp.blogspot.com/-O_WKG1eHkhU/VmVsrNPkY9I/AAAAAAAAF0Y/T2LudjUyqiA/s1600/z_mgly_zrodzony-horz.jpg" text:style-name="Internet_20_link" text:visited-style-name="Visited_20_Internet_20_Link">.</text:a><text:a xlink:type="simple" xlink:href="http://3.bp.blogspot.com/-O_WKG1eHkhU/VmVsrNPkY9I/AAAAAAAAF0Y/T2LudjUyqiA/s1600/z_mgly_zrodzony-horz.jpg" text:style-name="Internet_20_link" text:visited-style-name="Visited_20_Internet_20_Link">blogspot</text:a><text:a xlink:type="simple" xlink:href="http://3.bp.blogspot.com/-O_WKG1eHkhU/VmVsrNPkY9I/AAAAAAAAF0Y/T2LudjUyqiA/s1600/z_mgly_zrodzony-horz.jpg" text:style-name="Internet_20_link" text:visited-style-name="Visited_20_Internet_20_Link">.</text:a><text:a xlink:type="simple" xlink:href="http://3.bp.blogspot.com/-O_WKG1eHkhU/VmVsrNPkY9I/AAAAAAAAF0Y/T2LudjUyqiA/s1600/z_mgly_zrodzony-horz.jpg" text:style-name="Internet_20_link" text:visited-style-name="Visited_20_Internet_20_Link">com</text:a><text:a xlink:type="simple" xlink:href="http://3.bp.blogspot.com/-O_WKG1eHkhU/VmVsrNPkY9I/AAAAAAAAF0Y/T2LudjUyqiA/s1600/z_mgly_zrodzony-horz.jpg" text:style-name="Internet_20_link" text:visited-style-name="Visited_20_Internet_20_Link">/-</text:a><text:a xlink:type="simple" xlink:href="http://3.bp.blogspot.com/-O_WKG1eHkhU/VmVsrNPkY9I/AAAAAAAAF0Y/T2LudjUyqiA/s1600/z_mgly_zrodzony-horz.jpg" text:style-name="Internet_20_link" text:visited-style-name="Visited_20_Internet_20_Link">O</text:a><text:a xlink:type="simple" xlink:href="http://3.bp.blogspot.com/-O_WKG1eHkhU/VmVsrNPkY9I/AAAAAAAAF0Y/T2LudjUyqiA/s1600/z_mgly_zrodzony-horz.jpg" text:style-name="Internet_20_link" text:visited-style-name="Visited_20_Internet_20_Link">_</text:a><text:a xlink:type="simple" xlink:href="http://3.bp.blogspot.com/-O_WKG1eHkhU/VmVsrNPkY9I/AAAAAAAAF0Y/T2LudjUyqiA/s1600/z_mgly_zrodzony-horz.jpg" text:style-name="Internet_20_link" text:visited-style-name="Visited_20_Internet_20_Link">WKG</text:a><text:a xlink:type="simple" xlink:href="http://3.bp.blogspot.com/-O_WKG1eHkhU/VmVsrNPkY9I/AAAAAAAAF0Y/T2LudjUyqiA/s1600/z_mgly_zrodzony-horz.jpg" text:style-name="Internet_20_link" text:visited-style-name="Visited_20_Internet_20_Link">1</text:a><text:a xlink:type="simple" xlink:href="http://3.bp.blogspot.com/-O_WKG1eHkhU/VmVsrNPkY9I/AAAAAAAAF0Y/T2LudjUyqiA/s1600/z_mgly_zrodzony-horz.jpg" text:style-name="Internet_20_link" text:visited-style-name="Visited_20_Internet_20_Link">eHkhU</text:a><text:a xlink:type="simple" xlink:href="http://3.bp.blogspot.com/-O_WKG1eHkhU/VmVsrNPkY9I/AAAAAAAAF0Y/T2LudjUyqiA/s1600/z_mgly_zrodzony-horz.jpg" text:style-name="Internet_20_link" text:visited-style-name="Visited_20_Internet_20_Link">/</text:a><text:a xlink:type="simple" xlink:href="http://3.bp.blogspot.com/-O_WKG1eHkhU/VmVsrNPkY9I/AAAAAAAAF0Y/T2LudjUyqiA/s1600/z_mgly_zrodzony-horz.jpg" text:style-name="Internet_20_link" text:visited-style-name="Visited_20_Internet_20_Link">VmVsrNPkY</text:a><text:a xlink:type="simple" xlink:href="http://3.bp.blogspot.com/-O_WKG1eHkhU/VmVsrNPkY9I/AAAAAAAAF0Y/T2LudjUyqiA/s1600/z_mgly_zrodzony-horz.jpg" text:style-name="Internet_20_link" text:visited-style-name="Visited_20_Internet_20_Link">9</text:a><text:a xlink:type="simple" xlink:href="http://3.bp.blogspot.com/-O_WKG1eHkhU/VmVsrNPkY9I/AAAAAAAAF0Y/T2LudjUyqiA/s1600/z_mgly_zrodzony-horz.jpg" text:style-name="Internet_20_link" text:visited-style-name="Visited_20_Internet_20_Link">I</text:a><text:a xlink:type="simple" xlink:href="http://3.bp.blogspot.com/-O_WKG1eHkhU/VmVsrNPkY9I/AAAAAAAAF0Y/T2LudjUyqiA/s1600/z_mgly_zrodzony-horz.jpg" text:style-name="Internet_20_link" text:visited-style-name="Visited_20_Internet_20_Link">/</text:a><text:a xlink:type="simple" xlink:href="http://3.bp.blogspot.com/-O_WKG1eHkhU/VmVsrNPkY9I/AAAAAAAAF0Y/T2LudjUyqiA/s1600/z_mgly_zrodzony-horz.jpg" text:style-name="Internet_20_link" text:visited-style-name="Visited_20_Internet_20_Link">AAAAAAAAF</text:a><text:a xlink:type="simple" xlink:href="http://3.bp.blogspot.com/-O_WKG1eHkhU/VmVsrNPkY9I/AAAAAAAAF0Y/T2LudjUyqiA/s1600/z_mgly_zrodzony-horz.jpg" text:style-name="Internet_20_link" text:visited-style-name="Visited_20_Internet_20_Link">0</text:a><text:a xlink:type="simple" xlink:href="http://3.bp.blogspot.com/-O_WKG1eHkhU/VmVsrNPkY9I/AAAAAAAAF0Y/T2LudjUyqiA/s1600/z_mgly_zrodzony-horz.jpg" text:style-name="Internet_20_link" text:visited-style-name="Visited_20_Internet_20_Link">Y</text:a><text:a xlink:type="simple" xlink:href="http://3.bp.blogspot.com/-O_WKG1eHkhU/VmVsrNPkY9I/AAAAAAAAF0Y/T2LudjUyqiA/s1600/z_mgly_zrodzony-horz.jpg" text:style-name="Internet_20_link" text:visited-style-name="Visited_20_Internet_20_Link">/</text:a><text:a xlink:type="simple" xlink:href="http://3.bp.blogspot.com/-O_WKG1eHkhU/VmVsrNPkY9I/AAAAAAAAF0Y/T2LudjUyqiA/s1600/z_mgly_zrodzony-horz.jpg" text:style-name="Internet_20_link" text:visited-style-name="Visited_20_Internet_20_Link">T</text:a><text:a xlink:type="simple" xlink:href="http://3.bp.blogspot.com/-O_WKG1eHkhU/VmVsrNPkY9I/AAAAAAAAF0Y/T2LudjUyqiA/s1600/z_mgly_zrodzony-horz.jpg" text:style-name="Internet_20_link" text:visited-style-name="Visited_20_Internet_20_Link">2</text:a><text:a xlink:type="simple" xlink:href="http://3.bp.blogspot.com/-O_WKG1eHkhU/VmVsrNPkY9I/AAAAAAAAF0Y/T2LudjUyqiA/s1600/z_mgly_zrodzony-horz.jpg" text:style-name="Internet_20_link" text:visited-style-name="Visited_20_Internet_20_Link">LudjUyqiA</text:a><text:a xlink:type="simple" xlink:href="http://3.bp.blogspot.com/-O_WKG1eHkhU/VmVsrNPkY9I/AAAAAAAAF0Y/T2LudjUyqiA/s1600/z_mgly_zrodzony-horz.jpg" text:style-name="Internet_20_link" text:visited-style-name="Visited_20_Internet_20_Link">/</text:a><text:a xlink:type="simple" xlink:href="http://3.bp.blogspot.com/-O_WKG1eHkhU/VmVsrNPkY9I/AAAAAAAAF0Y/T2LudjUyqiA/s1600/z_mgly_zrodzony-horz.jpg" text:style-name="Internet_20_link" text:visited-style-name="Visited_20_Internet_20_Link">s</text:a><text:a xlink:type="simple" xlink:href="http://3.bp.blogspot.com/-O_WKG1eHkhU/VmVsrNPkY9I/AAAAAAAAF0Y/T2LudjUyqiA/s1600/z_mgly_zrodzony-horz.jpg" text:style-name="Internet_20_link" text:visited-style-name="Visited_20_Internet_20_Link">1600/</text:a><text:a xlink:type="simple" xlink:href="http://3.bp.blogspot.com/-O_WKG1eHkhU/VmVsrNPkY9I/AAAAAAAAF0Y/T2LudjUyqiA/s1600/z_mgly_zrodzony-horz.jpg" text:style-name="Internet_20_link" text:visited-style-name="Visited_20_Internet_20_Link">z</text:a><text:a xlink:type="simple" xlink:href="http://3.bp.blogspot.com/-O_WKG1eHkhU/VmVsrNPkY9I/AAAAAAAAF0Y/T2LudjUyqiA/s1600/z_mgly_zrodzony-horz.jpg" text:style-name="Internet_20_link" text:visited-style-name="Visited_20_Internet_20_Link">_</text:a><text:a xlink:type="simple" xlink:href="http://3.bp.blogspot.com/-O_WKG1eHkhU/VmVsrNPkY9I/AAAAAAAAF0Y/T2LudjUyqiA/s1600/z_mgly_zrodzony-horz.jpg" text:style-name="Internet_20_link" text:visited-style-name="Visited_20_Internet_20_Link">mgly</text:a><text:a xlink:type="simple" xlink:href="http://3.bp.blogspot.com/-O_WKG1eHkhU/VmVsrNPkY9I/AAAAAAAAF0Y/T2LudjUyqiA/s1600/z_mgly_zrodzony-horz.jpg" text:style-name="Internet_20_link" text:visited-style-name="Visited_20_Internet_20_Link">_</text:a><text:a xlink:type="simple" xlink:href="http://3.bp.blogspot.com/-O_WKG1eHkhU/VmVsrNPkY9I/AAAAAAAAF0Y/T2LudjUyqiA/s1600/z_mgly_zrodzony-horz.jpg" text:style-name="Internet_20_link" text:visited-style-name="Visited_20_Internet_20_Link">zrodzony</text:a><text:a xlink:type="simple" xlink:href="http://3.bp.blogspot.com/-O_WKG1eHkhU/VmVsrNPkY9I/AAAAAAAAF0Y/T2LudjUyqiA/s1600/z_mgly_zrodzony-horz.jpg" text:style-name="Internet_20_link" text:visited-style-name="Visited_20_Internet_20_Link">-</text:a><text:a xlink:type="simple" xlink:href="http://3.bp.blogspot.com/-O_WKG1eHkhU/VmVsrNPkY9I/AAAAAAAAF0Y/T2LudjUyqiA/s1600/z_mgly_zrodzony-horz.jpg" text:style-name="Internet_20_link" text:visited-style-name="Visited_20_Internet_20_Link">horz</text:a><text:a xlink:type="simple" xlink:href="http://3.bp.blogspot.com/-O_WKG1eHkhU/VmVsrNPkY9I/AAAAAAAAF0Y/T2LudjUyqiA/s1600/z_mgly_zrodzony-horz.jpg" text:style-name="Internet_20_link" text:visited-style-name="Visited_20_Internet_20_Link">.</text:a><text:a xlink:type="simple" xlink:href="http://3.bp.blogspot.com/-O_WKG1eHkhU/VmVsrNPkY9I/AAAAAAAAF0Y/T2LudjUyqiA/s1600/z_mgly_zrodzony-horz.jpg" text:style-name="Internet_20_link" text:visited-style-name="Visited_20_Internet_20_Link">jpg</text:a></text:p>
      <text:p text:style-name="P1"><text:a xlink:type="simple" xlink:href="http://outlookaub.com/wp-content/uploads/2013/10/mistborn.png" text:style-name="Internet_20_link" text:visited-style-name="Visited_20_Internet_20_Link">http</text:a><text:a xlink:type="simple" xlink:href="http://outlookaub.com/wp-content/uploads/2013/10/mistborn.png" text:style-name="Internet_20_link" text:visited-style-name="Visited_20_Internet_20_Link">://</text:a><text:a xlink:type="simple" xlink:href="http://outlookaub.com/wp-content/uploads/2013/10/mistborn.png" text:style-name="Internet_20_link" text:visited-style-name="Visited_20_Internet_20_Link">outlookaub</text:a><text:a xlink:type="simple" xlink:href="http://outlookaub.com/wp-content/uploads/2013/10/mistborn.png" text:style-name="Internet_20_link" text:visited-style-name="Visited_20_Internet_20_Link">.</text:a><text:a xlink:type="simple" xlink:href="http://outlookaub.com/wp-content/uploads/2013/10/mistborn.png" text:style-name="Internet_20_link" text:visited-style-name="Visited_20_Internet_20_Link">com</text:a><text:a xlink:type="simple" xlink:href="http://outlookaub.com/wp-content/uploads/2013/10/mistborn.png" text:style-name="Internet_20_link" text:visited-style-name="Visited_20_Internet_20_Link">/</text:a><text:a xlink:type="simple" xlink:href="http://outlookaub.com/wp-content/uploads/2013/10/mistborn.png" text:style-name="Internet_20_link" text:visited-style-name="Visited_20_Internet_20_Link">wp</text:a><text:a xlink:type="simple" xlink:href="http://outlookaub.com/wp-content/uploads/2013/10/mistborn.png" text:style-name="Internet_20_link" text:visited-style-name="Visited_20_Internet_20_Link">-</text:a><text:a xlink:type="simple" xlink:href="http://outlookaub.com/wp-content/uploads/2013/10/mistborn.png" text:style-name="Internet_20_link" text:visited-style-name="Visited_20_Internet_20_Link">content</text:a><text:a xlink:type="simple" xlink:href="http://outlookaub.com/wp-content/uploads/2013/10/mistborn.png" text:style-name="Internet_20_link" text:visited-style-name="Visited_20_Internet_20_Link">/</text:a><text:a xlink:type="simple" xlink:href="http://outlookaub.com/wp-content/uploads/2013/10/mistborn.png" text:style-name="Internet_20_link" text:visited-style-name="Visited_20_Internet_20_Link">uploads</text:a><text:a xlink:type="simple" xlink:href="http://outlookaub.com/wp-content/uploads/2013/10/mistborn.png" text:style-name="Internet_20_link" text:visited-style-name="Visited_20_Internet_20_Link">/2013/10/</text:a><text:a xlink:type="simple" xlink:href="http://outlookaub.com/wp-content/uploads/2013/10/mistborn.png" text:style-name="Internet_20_link" text:visited-style-name="Visited_20_Internet_20_Link">mistborn</text:a><text:a xlink:type="simple" xlink:href="http://outlookaub.com/wp-content/uploads/2013/10/mistborn.png" text:style-name="Internet_20_link" text:visited-style-name="Visited_20_Internet_20_Link">.</text:a><text:a xlink:type="simple" xlink:href="http://outlookaub.com/wp-content/uploads/2013/10/mistborn.png" text:style-name="Internet_20_link" text:visited-style-name="Visited_20_Internet_20_Link">png</text:a></text:p>
      <text:p text:style-name="P1"><text:a xlink:type="simple" xlink:href="http://img13.deviantart.net/eb54/i/2014/027/6/a/mistborn_by_marcsimonetti-d73xjvq.jpg" text:style-name="Internet_20_link" text:visited-style-name="Visited_20_Internet_20_Link">http</text:a><text:a xlink:type="simple" xlink:href="http://img13.deviantart.net/eb54/i/2014/027/6/a/mistborn_by_marcsimonetti-d73xjvq.jpg" text:style-name="Internet_20_link" text:visited-style-name="Visited_20_Internet_20_Link">://</text:a><text:a xlink:type="simple" xlink:href="http://img13.deviantart.net/eb54/i/2014/027/6/a/mistborn_by_marcsimonetti-d73xjvq.jpg" text:style-name="Internet_20_link" text:visited-style-name="Visited_20_Internet_20_Link">img</text:a><text:a xlink:type="simple" xlink:href="http://img13.deviantart.net/eb54/i/2014/027/6/a/mistborn_by_marcsimonetti-d73xjvq.jpg" text:style-name="Internet_20_link" text:visited-style-name="Visited_20_Internet_20_Link">13.</text:a><text:a xlink:type="simple" xlink:href="http://img13.deviantart.net/eb54/i/2014/027/6/a/mistborn_by_marcsimonetti-d73xjvq.jpg" text:style-name="Internet_20_link" text:visited-style-name="Visited_20_Internet_20_Link">deviantart</text:a><text:a xlink:type="simple" xlink:href="http://img13.deviantart.net/eb54/i/2014/027/6/a/mistborn_by_marcsimonetti-d73xjvq.jpg" text:style-name="Internet_20_link" text:visited-style-name="Visited_20_Internet_20_Link">.</text:a><text:a xlink:type="simple" xlink:href="http://img13.deviantart.net/eb54/i/2014/027/6/a/mistborn_by_marcsimonetti-d73xjvq.jpg" text:style-name="Internet_20_link" text:visited-style-name="Visited_20_Internet_20_Link">net</text:a><text:a xlink:type="simple" xlink:href="http://img13.deviantart.net/eb54/i/2014/027/6/a/mistborn_by_marcsimonetti-d73xjvq.jpg" text:style-name="Internet_20_link" text:visited-style-name="Visited_20_Internet_20_Link">/</text:a><text:a xlink:type="simple" xlink:href="http://img13.deviantart.net/eb54/i/2014/027/6/a/mistborn_by_marcsimonetti-d73xjvq.jpg" text:style-name="Internet_20_link" text:visited-style-name="Visited_20_Internet_20_Link">eb</text:a><text:a xlink:type="simple" xlink:href="http://img13.deviantart.net/eb54/i/2014/027/6/a/mistborn_by_marcsimonetti-d73xjvq.jpg" text:style-name="Internet_20_link" text:visited-style-name="Visited_20_Internet_20_Link">54/</text:a><text:a xlink:type="simple" xlink:href="http://img13.deviantart.net/eb54/i/2014/027/6/a/mistborn_by_marcsimonetti-d73xjvq.jpg" text:style-name="Internet_20_link" text:visited-style-name="Visited_20_Internet_20_Link">i</text:a><text:a xlink:type="simple" xlink:href="http://img13.deviantart.net/eb54/i/2014/027/6/a/mistborn_by_marcsimonetti-d73xjvq.jpg" text:style-name="Internet_20_link" text:visited-style-name="Visited_20_Internet_20_Link">/2014/027/6/</text:a><text:a xlink:type="simple" xlink:href="http://img13.deviantart.net/eb54/i/2014/027/6/a/mistborn_by_marcsimonetti-d73xjvq.jpg" text:style-name="Internet_20_link" text:visited-style-name="Visited_20_Internet_20_Link">a</text:a><text:a xlink:type="simple" xlink:href="http://img13.deviantart.net/eb54/i/2014/027/6/a/mistborn_by_marcsimonetti-d73xjvq.jpg" text:style-name="Internet_20_link" text:visited-style-name="Visited_20_Internet_20_Link">/</text:a><text:a xlink:type="simple" xlink:href="http://img13.deviantart.net/eb54/i/2014/027/6/a/mistborn_by_marcsimonetti-d73xjvq.jpg" text:style-name="Internet_20_link" text:visited-style-name="Visited_20_Internet_20_Link">mistborn</text:a><text:a xlink:type="simple" xlink:href="http://img13.deviantart.net/eb54/i/2014/027/6/a/mistborn_by_marcsimonetti-d73xjvq.jpg" text:style-name="Internet_20_link" text:visited-style-name="Visited_20_Internet_20_Link">_</text:a><text:a xlink:type="simple" xlink:href="http://img13.deviantart.net/eb54/i/2014/027/6/a/mistborn_by_marcsimonetti-d73xjvq.jpg" text:style-name="Internet_20_link" text:visited-style-name="Visited_20_Internet_20_Link">by</text:a><text:a xlink:type="simple" xlink:href="http://img13.deviantart.net/eb54/i/2014/027/6/a/mistborn_by_marcsimonetti-d73xjvq.jpg" text:style-name="Internet_20_link" text:visited-style-name="Visited_20_Internet_20_Link">_</text:a><text:a xlink:type="simple" xlink:href="http://img13.deviantart.net/eb54/i/2014/027/6/a/mistborn_by_marcsimonetti-d73xjvq.jpg" text:style-name="Internet_20_link" text:visited-style-name="Visited_20_Internet_20_Link">marcsimonetti</text:a><text:a xlink:type="simple" xlink:href="http://img13.deviantart.net/eb54/i/2014/027/6/a/mistborn_by_marcsimonetti-d73xjvq.jpg" text:style-name="Internet_20_link" text:visited-style-name="Visited_20_Internet_20_Link">-</text:a><text:a xlink:type="simple" xlink:href="http://img13.deviantart.net/eb54/i/2014/027/6/a/mistborn_by_marcsimonetti-d73xjvq.jpg" text:style-name="Internet_20_link" text:visited-style-name="Visited_20_Internet_20_Link">d</text:a><text:a xlink:type="simple" xlink:href="http://img13.deviantart.net/eb54/i/2014/027/6/a/mistborn_by_marcsimonetti-d73xjvq.jpg" text:style-name="Internet_20_link" text:visited-style-name="Visited_20_Internet_20_Link">73</text:a><text:a xlink:type="simple" xlink:href="http://img13.deviantart.net/eb54/i/2014/027/6/a/mistborn_by_marcsimonetti-d73xjvq.jpg" text:style-name="Internet_20_link" text:visited-style-name="Visited_20_Internet_20_Link">xjvq</text:a><text:a xlink:type="simple" xlink:href="http://img13.deviantart.net/eb54/i/2014/027/6/a/mistborn_by_marcsimonetti-d73xjvq.jpg" text:style-name="Internet_20_link" text:visited-style-name="Visited_20_Internet_20_Link">.</text:a><text:a xlink:type="simple" xlink:href="http://img13.deviantart.net/eb54/i/2014/027/6/a/mistborn_by_marcsimonetti-d73xjvq.jpg" text:style-name="Internet_20_link" text:visited-style-name="Visited_20_Internet_20_Link">jpg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title/>
    <meta:initial-creator/>
    <meta:editing-cycles>2</meta:editing-cycles>
    <dc:date>2016-05-24T22:22:40.243000000</dc:date>
    <meta:editing-duration>P1DT37M36S</meta:editing-duration>
    <meta:document-statistic meta:table-count="0" meta:image-count="0" meta:object-count="0" meta:page-count="2" meta:paragraph-count="15" meta:word-count="718" meta:character-count="5127" meta:non-whitespace-character-count="4419"/>
  </office:meta>
</office:document-meta>
</file>